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043cm" svg:height="0.806cm" svg:x="8.457cm" svg:y="3.194cm">
          <draw:text-box>
            <text:p text:style-name="P1"><text:span text:style-name="T1">Console Turn Processing</text:span></text:p>
          </draw:text-box>
        </draw:frame>
        <draw:custom-shape draw:style-name="gr2" draw:text-style-name="P4" draw:id="id1" draw:layer="layout" svg:width="3.5cm" svg:height="1.5cm" svg:x="9.5cm" svg:y="5cm">
          <text:p text:style-name="P3"><text:span text:style-name="T2">Server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5cm" svg:height="2cm" svg:x="6.5cm" svg:y="24cm">
          <text:p text:style-name="P3"><text:span text:style-name="T2">RaceName.rac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3.5cm" svg:height="2cm" svg:x="2cm" svg:y="24cm">
          <text:p text:style-name="P3"><text:span text:style-name="T2">Components.xm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10" draw:layer="layout" svg:width="4cm" svg:height="1.5cm" svg:x="15.709cm" svg:y="11.5cm">
          <text:p text:style-name="P3"><text:span text:style-name="T2">RaceName.int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2" draw:layer="layout" svg:width="4cm" svg:height="2cm" svg:x="9.228cm" svg:y="8.5cm">
          <text:p text:style-name="P3"><text:span text:style-name="T2">GameName.s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5" draw:layer="layout" svg:width="3.5cm" svg:height="2cm" svg:x="9.5cm" svg:y="21cm">
          <text:p text:style-name="P3"><text:span text:style-name="T2">RaceName.csta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id="id9" draw:layer="layout" svg:width="4.5cm" svg:height="1.5cm" svg:x="2.5cm" svg:y="12cm">
          <text:p text:style-name="P3"><text:span text:style-name="T2">RaceName.order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svg:x1="11.25cm" svg:y1="6.5cm" svg:x2="11.228cm" svg:y2="8.5cm" draw:start-shape="id1" draw:start-glue-point="2" draw:end-shape="id2" draw:end-glue-point="5" svg:d="m11250 6500v1001h-22v999">
          <text:p/>
        </draw:connector>
        <draw:custom-shape draw:style-name="gr2" draw:text-style-name="P4" draw:id="id3" draw:layer="layout" svg:width="3.5cm" svg:height="1.5cm" svg:x="16cm" svg:y="6.5cm">
          <text:p text:style-name="P3"><text:span text:style-name="T2">Int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3cm" svg:y1="5.75cm" svg:x2="17.75cm" svg:y2="6.5cm" draw:start-shape="id1" draw:start-glue-point="1" draw:end-shape="id3" draw:end-glue-point="0" svg:d="m13000 5750h4750v750">
          <text:p/>
        </draw:connector>
        <draw:custom-shape draw:style-name="gr2" draw:text-style-name="P4" draw:id="id4" draw:layer="layout" svg:width="3.5cm" svg:height="1.5cm" svg:x="9.5cm" svg:y="17.5cm">
          <text:p text:style-name="P3"><text:span text:style-name="T2">ClientSt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1.25cm" svg:y1="19cm" svg:x2="11.25cm" svg:y2="21cm" draw:start-shape="id4" draw:start-glue-point="2" draw:end-shape="id5" draw:end-glue-point="5" svg:d="m11250 19000v2000">
          <text:p/>
        </draw:connector>
        <draw:connector draw:style-name="gr4" draw:text-style-name="P5" draw:layer="layout" svg:x1="17.75cm" svg:y1="17cm" svg:x2="13cm" svg:y2="18.25cm" draw:start-shape="id6" draw:start-glue-point="2" draw:end-shape="id4" draw:end-glue-point="1" svg:d="m17750 17000v1250h-4750">
          <text:p/>
        </draw:connector>
        <draw:custom-shape draw:style-name="gr2" draw:text-style-name="P4" draw:id="id8" draw:layer="layout" svg:width="3.5cm" svg:height="1.5cm" svg:x="3cm" svg:y="6.5cm">
          <text:p text:style-name="P3"><text:span text:style-name="T2">Or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9.5cm" svg:y1="18.25cm" svg:x2="4.75cm" svg:y2="17cm" draw:start-shape="id4" draw:start-glue-point="3" draw:end-shape="id7" draw:end-glue-point="2" svg:d="m9500 18250h-4750v-1250">
          <text:p/>
        </draw:connector>
        <draw:connector draw:style-name="gr4" draw:text-style-name="P5" draw:layer="layout" svg:x1="4.75cm" svg:y1="6.5cm" svg:x2="9.5cm" svg:y2="5.75cm" draw:start-shape="id8" draw:start-glue-point="0" draw:end-shape="id1" draw:end-glue-point="3" svg:d="m4750 6500v-750h4750">
          <text:p/>
        </draw:connector>
        <draw:line draw:style-name="gr5" draw:text-style-name="P5" draw:layer="layout" svg:x1="1.5cm" svg:y1="12.5cm" svg:x2="18.5cm" svg:y2="12.5cm">
          <text:p/>
        </draw:line>
        <draw:frame draw:style-name="gr1" draw:text-style-name="P6" draw:layer="layout" svg:width="4.405cm" svg:height="0.806cm" draw:transform="rotate (1.5707963267946) translate (1.694cm 18.405cm)">
          <draw:text-box>
            <text:p text:style-name="P1"><text:span text:style-name="T1">Nova GUI (Client)</text:span></text:p>
          </draw:text-box>
        </draw:frame>
        <draw:frame draw:style-name="gr1" draw:text-style-name="P6" draw:layer="layout" svg:width="5.527cm" svg:height="0.806cm" draw:transform="rotate (1.5707963267946) translate (1.694cm 9.527cm)">
          <draw:text-box>
            <text:p text:style-name="P1"><text:span text:style-name="T1">Nova Console (Server)</text:span></text:p>
          </draw:text-box>
        </draw:frame>
        <draw:frame draw:style-name="gr1" draw:text-style-name="P2" draw:layer="layout" svg:width="4.27cm" svg:height="0.806cm" svg:x="9.23cm" svg:y="15.194cm">
          <draw:text-box>
            <text:p text:style-name="P1"><text:span text:style-name="T1">GUI Turn Playing</text:span></text:p>
          </draw:text-box>
        </draw:frame>
        <draw:custom-shape draw:style-name="gr2" draw:text-style-name="P4" draw:id="id7" draw:layer="layout" svg:width="3.5cm" svg:height="1.5cm" svg:x="3cm" svg:y="15.5cm">
          <text:p text:style-name="P3"><text:span text:style-name="T2">Or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6" draw:layer="layout" svg:width="3.5cm" svg:height="1.5cm" svg:x="16cm" svg:y="15.5cm">
          <text:p text:style-name="P3"><text:span text:style-name="T2">Int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4.75cm" svg:y1="15.5cm" svg:x2="4.75cm" svg:y2="13.5cm" draw:start-shape="id7" draw:start-glue-point="0" draw:end-shape="id9" draw:end-glue-point="7" svg:d="m4750 15500v-2000">
          <text:p/>
        </draw:connector>
        <draw:connector draw:style-name="gr4" draw:text-style-name="P5" draw:layer="layout" svg:x1="4.75cm" svg:y1="12cm" svg:x2="4.75cm" svg:y2="8cm" draw:start-shape="id9" draw:start-glue-point="5" draw:end-shape="id8" draw:end-glue-point="2" svg:d="m4750 12000v-4000">
          <text:p/>
        </draw:connector>
        <draw:connector draw:style-name="gr4" draw:text-style-name="P5" draw:layer="layout" svg:x1="17.75cm" svg:y1="8cm" svg:x2="17.709cm" svg:y2="11.5cm" draw:start-shape="id3" draw:start-glue-point="2" draw:end-shape="id10" draw:end-glue-point="5" svg:d="m17750 8000v1751h-41v1749">
          <text:p/>
        </draw:connector>
        <draw:connector draw:style-name="gr4" draw:text-style-name="P5" draw:layer="layout" svg:x1="17.709cm" svg:y1="13cm" svg:x2="17.75cm" svg:y2="15.5cm" draw:start-shape="id10" draw:start-glue-point="7" draw:end-shape="id6" draw:end-glue-point="0" svg:d="m17709 13000v1251h41v1249">
          <text:p/>
        </draw:connector>
        <draw:frame draw:style-name="gr1" draw:text-style-name="P7" draw:layer="layout" svg:width="5.015cm" svg:height="0.687cm" svg:x="4.75cm" svg:y="17.5cm">
          <draw:text-box>
            <text:p text:style-name="P1"><text:span text:style-name="T3">OrderWriter.WriteOrders()</text:span></text:p>
          </draw:text-box>
        </draw:frame>
        <draw:frame draw:style-name="gr1" draw:text-style-name="P7" draw:layer="layout" svg:width="5.248cm" svg:height="0.687cm" svg:x="4cm" svg:y="4.813cm">
          <draw:text-box>
            <text:p text:style-name="P1"><text:span text:style-name="T3">OrderReader.ReadOrders()</text:span></text:p>
          </draw:text-box>
        </draw:frame>
        <draw:frame draw:style-name="gr1" draw:text-style-name="P7" draw:layer="layout" svg:width="4.528cm" svg:height="0.687cm" svg:x="13cm" svg:y="17.5cm">
          <draw:text-box>
            <text:p text:style-name="P1"><text:span text:style-name="T3">IntelReader.ReadIntel()</text:span></text:p>
          </draw:text-box>
        </draw:frame>
        <draw:frame draw:style-name="gr1" draw:text-style-name="P7" draw:layer="layout" svg:width="4.295cm" svg:height="0.687cm" svg:x="14cm" svg:y="5cm">
          <draw:text-box>
            <text:p text:style-name="P1"><text:span text:style-name="T3">IntelWriter.WriteIntel()</text:span></text:p>
          </draw:text-box>
        </draw:frame>
        <draw:frame draw:style-name="gr1" draw:text-style-name="P7" draw:layer="layout" svg:width="2.699cm" svg:height="0.687cm" svg:x="14.255cm" svg:y="9.313cm">
          <draw:text-box>
            <text:p text:style-name="P1"><text:span text:style-name="T3">Intel.ToXml()</text:span></text:p>
          </draw:text-box>
        </draw:frame>
        <draw:frame draw:style-name="gr1" draw:text-style-name="P7" draw:layer="layout" svg:width="2.729cm" svg:height="0.687cm" svg:x="14cm" svg:y="13.5cm">
          <draw:text-box>
            <text:p text:style-name="P1"><text:span text:style-name="T3">Intel(xmldoc)</text:span></text:p>
          </draw:text-box>
        </draw:frame>
        <draw:frame draw:style-name="gr1" draw:text-style-name="P7" draw:layer="layout" svg:width="3.186cm" svg:height="0.687cm" svg:x="4.946cm" svg:y="9.313cm">
          <draw:text-box>
            <text:p text:style-name="P1"><text:span text:style-name="T3">Orders(xmldoc)</text:span></text:p>
          </draw:text-box>
        </draw:frame>
        <draw:frame draw:style-name="gr1" draw:text-style-name="P7" draw:layer="layout" svg:width="3.156cm" svg:height="0.687cm" svg:x="5cm" svg:y="14.5cm">
          <draw:text-box>
            <text:p text:style-name="P1"><text:span text:style-name="T3">Orders.ToXml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1-03T15:12:37</meta:creation-date>
    <dc:date>2010-07-04T19:50:55.95</dc:date>
    <meta:print-date>2010-01-07T21:31:30</meta:print-date>
    <meta:editing-cycles>13</meta:editing-cycles>
    <meta:editing-duration>PT15H03M36S</meta:editing-duration>
    <dc:creator>Daniel Vale</dc:creator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